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Oorexx-devel] Class packages</text:p>
      <text:p text:style-name="P2"><text:a xlink:type="simple" xlink:href="http://sourceforge.net/mailarchive/message.php?msg_id=8692173"><text:span text:style-name="T1">http://sourceforge.net/mailarchive/message.php?msg_id=8692173</text:span></text:a></text:p>
      <text:p text:style-name="P2"><text:span text:style-name="T1">From: Moritz Hoffmann &lt;antiguru@gm...&gt; - 2007-10-22 21:05</text:span> </text:p>
      <text:p text:style-name="Preformatted_20_Text">Hi,</text:p>
      <text:p text:style-name="Preformatted_20_Text"/>
      <text:p text:style-name="Preformatted_20_Text">during the last months there was a significant change of classes</text:p>
      <text:p text:style-name="Preformatted_20_Text">available for object Rexx. Many new ones have been added. I assume</text:p>
      <text:p text:style-name="Preformatted_20_Text">we'll end up having many more classes, but not all of them need to be</text:p>
      <text:p text:style-name="Preformatted_20_Text">loaded by default.</text:p>
      <text:p text:style-name="Preformatted_20_Text"/>
      <text:p text:style-name="Preformatted_20_Text">Loading all built in classes automatically by the interpreter</text:p>
      <text:p text:style-name="Preformatted_20_Text">introduces an overhead that is not needed. To reduce the amount of</text:p>
      <text:p text:style-name="Preformatted_20_Text">memory and resources needed only these classes are are actually used</text:p>
      <text:p text:style-name="Preformatted_20_Text">(or in other words: that are explicitly referenced) need to be</text:p>
      <text:p text:style-name="Preformatted_20_Text">available in the current scope. At the moment it may not be an issue</text:p>
      <text:p text:style-name="Preformatted_20_Text">to load all classes when the interpreter loads (all classes written in</text:p>
      <text:p text:style-name="Preformatted_20_Text">C++ need to be loaded anyways) but what happens when there are more</text:p>
      <text:p text:style-name="Preformatted_20_Text">classes shipping with the interpreter?</text:p>
      <text:p text:style-name="Preformatted_20_Text"/>
      <text:p text:style-name="Preformatted_20_Text">The current situation is that there are several ways to include other</text:p>
      <text:p text:style-name="Preformatted_20_Text">rexx files, either by calling or requiring them, or by creating</text:p>
      <text:p text:style-name="Preformatted_20_Text">methods from their source. The classes are published by the public</text:p>
      <text:p text:style-name="Preformatted_20_Text">directive to the caller or by creating an entry in the local or</text:p>
      <text:p text:style-name="Preformatted_20_Text">environment directory. So far, so good. There are some issues with it,</text:p>
      <text:p text:style-name="Preformatted_20_Text">but it actually works.</text:p>
      <text:p text:style-name="Preformatted_20_Text">I think this mechanism could work in future as well, but there may be</text:p>
      <text:p text:style-name="Preformatted_20_Text">more elegant ways of dealing with classes.</text:p>
      <text:p text:style-name="Preformatted_20_Text"/>
      <text:p text:style-name="Preformatted_20_Text">The main limitation that exists at the moment is that all classes that</text:p>
      <text:p text:style-name="Preformatted_20_Text">are used for sub classing need to be required (if they are not loaded</text:p>
      <text:p text:style-name="Preformatted_20_Text">already). The ::REQUIRES directive is executed as the first directive</text:p>
      <text:p text:style-name="Preformatted_20_Text">of a rexx application, meaning that there can be no code preceding it.</text:p>
      <text:p text:style-name="Preformatted_20_Text">It simply accepts a file name. This can cause problems with</text:p>
      <text:p text:style-name="Preformatted_20_Text">portability as file systems don't handle names consistently (case</text:p>
      <text:p text:style-name="Preformatted_20_Text">sensitivity).</text:p>
      <text:p text:style-name="Preformatted_20_Text"/>
      <text:p text:style-name="Preformatted_20_Text">Well, I hope you see my reasoning why there should be something that</text:p>
      <text:p text:style-name="Preformatted_20_Text">gives the programmer more flexibility to require other classes. For</text:p>
      <text:p text:style-name="Preformatted_20_Text">this reason I want to propose an architecture similar to the one Java</text:p>
      <text:p text:style-name="Preformatted_20_Text">uses for its libraries. Just similar, it's still quite different :-)</text:p>
      <text:p text:style-name="Preformatted_20_Text">It's also influenced by Perl modules.</text:p>
      <text:p text:style-name="Preformatted_20_Text"/>
      <text:p text:style-name="Preformatted_20_Text">I imagine that rexx has a standardized class or package structure,</text:p>
      <text:p text:style-name="Preformatted_20_Text">meaning that similar classes are grouped together in files or</text:p>
      <text:p text:style-name="Preformatted_20_Text">directories. I's call a file a package as it could offer more than a</text:p>
      <text:p text:style-name="Preformatted_20_Text">single class (unlike Java). Meta information for a package allows the</text:p>
      <text:p text:style-name="Preformatted_20_Text">package manager to resolve dependencies and to check version</text:p>
      <text:p text:style-name="Preformatted_20_Text">compatibilities. The data could be used to automatically load</text:p>
      <text:p text:style-name="Preformatted_20_Text">dependencies or to extract information about a package.</text:p>
      <text:p text:style-name="Preformatted_20_Text"/>
      <text:p text:style-name="Preformatted_20_Text">Packages are administered by a package manager that hides the</text:p>
      <text:p text:style-name="Preformatted_20_Text">complexity and platform constrains from the programmer. A typical</text:p>
      <text:p text:style-name="Preformatted_20_Text">invocation could look like this:</text:p>
      <text:p text:style-name="Preformatted_20_Text"/>
      <text:p text:style-name="Preformatted_20_Text">.Package~myCompany~myDivision~myPackage~load</text:p>
      <text:p text:style-name="Preformatted_20_Text"/>
      <text:p text:style-name="Preformatted_20_Text">This would advice the package manager to load all classes that are</text:p>
      <text:p text:style-name="Preformatted_20_Text">offered by myPackage, wchich is a child to myDivision and myCompany.</text:p>
      <text:p text:style-name="Preformatted_20_Text">myPackage would be a special object that stores all administrative</text:p>
      <text:p text:style-name="Preformatted_20_Text">information. The package manager could use this information to publish</text:p>
      <text:p text:style-name="Preformatted_20_Text">the classes stored by this package.</text:p>
      <text:p text:style-name="Preformatted_20_Text"><text:soft-page-break/></text:p>
      <text:p text:style-name="Preformatted_20_Text">A package manager consists of two major parts: the user representation</text:p>
      <text:p text:style-name="Preformatted_20_Text">that allows the programmer to easily access a specific package and the</text:p>
      <text:p text:style-name="Preformatted_20_Text">back end which maps the invocations to the file system (or any other</text:p>
      <text:p text:style-name="Preformatted_20_Text">medium). This could be compared to the Java class loader.</text:p>
      <text:p text:style-name="Preformatted_20_Text"/>
      <text:p text:style-name="Preformatted_20_Text">To sum up, I implemented a prototype that offers several back ends</text:p>
      <text:p text:style-name="Preformatted_20_Text">already. It works directly with file systems and archive files (I used</text:p>
      <text:p text:style-name="Preformatted_20_Text">TAR for it, but just because I had the documentation of it at hands)</text:p>
      <text:p text:style-name="Preformatted_20_Text">and can even use these simultaneously with different directories and</text:p>
      <text:p text:style-name="Preformatted_20_Text">archives.</text:p>
      <text:p text:style-name="Preformatted_20_Text"/>
      <text:p text:style-name="Preformatted_20_Text">Many times it is necessary to sub class classes that are loaded from</text:p>
      <text:p text:style-name="Preformatted_20_Text">other files. That can only be done by using the require directive,</text:p>
      <text:p text:style-name="Preformatted_20_Text">prohibiting the .package~...~load mechanism. I overcame the limitation</text:p>
      <text:p text:style-name="Preformatted_20_Text">by requiring a special file that just loads the packages. Classes are</text:p>
      <text:p text:style-name="Preformatted_20_Text">placed in the local directory to make them available, the PUBLIC</text:p>
      <text:p text:style-name="Preformatted_20_Text">directive on class definitions does not work here.</text:p>
      <text:p text:style-name="Preformatted_20_Text"/>
      <text:p text:style-name="Preformatted_20_Text">I hope you had a chance to get what I want to say! I'm thinking about</text:p>
      <text:p text:style-name="Preformatted_20_Text">this for quite a while now, but I still can not say that the approach</text:p>
      <text:p text:style-name="Preformatted_20_Text">I chose is perfect, thus I'd like you to share your opinions with me</text:p>
      <text:p text:style-name="Preformatted_20_Text">:-) If you're interested I can make the prototype available.</text:p>
      <text:p text:style-name="Preformatted_20_Text"/>
      <text:p text:style-name="P3">Morit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8S</meta:editing-duration>
    <meta:editing-cycles>3</meta:editing-cycles>
    <meta:generator>OpenOffice.org/3.2$Win32 OpenOffice.org_project/320m18$Build-9502</meta:generator>
    <dc:date>2011-08-08T10:01:01.61</dc:date>
    <meta:document-statistic meta:table-count="0" meta:image-count="0" meta:object-count="0" meta:page-count="2" meta:paragraph-count="72" meta:word-count="709" meta:character-count="4208"/>
    <dc:creator>Jean Louis Faucher</dc:creator>
    <meta:user-defined meta:name="Info 1"/>
    <meta:user-defined meta:name="Info 2"/>
    <meta:user-defined meta:name="Info 3"/>
    <meta:user-defined meta:name="Info 4"/>
  </office:meta>
</office:document-meta>
</file>